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rpene Java Component </text:p>
      <text:p text:style-name="P2">Development Guide</text:p>
      <text:p text:style-name="P3">Version 1.0</text:p>
      <text:p text:style-name="P4"/>
      <text:p text:style-name="P4"/>
      <text:h text:style-name="P1" text:outline-level="1">Purpose</text:h>
      <text:p text:style-name="Text_20_body">This guide provides details on how to develop a terpene component using Java. <text:s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Siebert</meta:initial-creator>
    <meta:creation-date>2016-01-05T15:45:25</meta:creation-date>
    <meta:document-statistic meta:table-count="0" meta:image-count="0" meta:object-count="0" meta:page-count="2" meta:paragraph-count="5" meta:word-count="21" meta:character-count="137"/>
    <dc:date>2016-01-05T15:51:47</dc:date>
    <dc:creator>Steve Siebert</dc:creator>
    <meta:editing-duration>PT00H00M02S</meta:editing-duration>
    <meta:editing-cycles>1</meta:editing-cycles>
    <meta:generator>OpenOffice.org/3.2$Unix OpenOffice.org_project/320m19$Build-9505</meta:generator>
  </office:meta>
</office:document-meta>
</file>